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office:value-type="string" calcext:value-type="string">
            <text:p>Matera</text:p>
          </table:table-cell>
          <table:table-cell office:value-type="float" office:value="77" calcext:value-type="float">
            <text:p>77</text:p>
          </table:table-cell>
          <table:table-cell table:style-name="ce13" table:formula="of:=[.F83]+[.E84]" office:value-type="float" office:value="5004.31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 table:style-name="ce13" table:formula="of:=[.H83]+[.G84]" office:value-type="float" office:value="33835" calcext:value-type="float">
            <text:p>33835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0.13" calcext:value-type="currency">
            <text:p>40,13 €</text:p>
          </table:table-cell>
          <table:table-cell table:formula="of:=4.53+3.42+2" office:value-type="currency" office:currency="EUR" office:value="9.95" calcext:value-type="currency">
            <text:p>9,95 €</text:p>
          </table:table-cell>
          <table:table-cell table:formula="of:=0*50" office:value-type="currency" office:currency="EUR" office:value="0" calcext:value-type="currency">
            <text:p>0,00 €</text:p>
          </table:table-cell>
          <table:table-cell table:formula="of:=[.K84]+[.L84]+[.M84]" office:value-type="currency" office:currency="EUR" office:value="50.08" calcext:value-type="currency">
            <text:p>50,08 €</text:p>
          </table:table-cell>
          <table:table-cell table:formula="of:=[.O83]+[.N84]" office:value-type="currency" office:currency="EUR" office:value="4043.3699" calcext:value-type="currency">
            <text:p>4 043,37 €</text:p>
          </table:table-cell>
          <table:table-cell table:style-name="ce19" table:formula="of:=[.A84]*budgetjour-[.O84]" office:value-type="currency" office:currency="EUR" office:value="106.6301" calcext:value-type="currency">
            <text:p>1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string" office:string-value="Matera" calcext:value-type="string">
            <text:p>Matera</text:p>
          </table:table-cell>
          <table:table-cell office:value-type="string" calcext:value-type="string">
            <text:p>Venosa</text:p>
          </table:table-cell>
          <table:table-cell office:value-type="float" office:value="97" calcext:value-type="float">
            <text:p>97</text:p>
          </table:table-cell>
          <table:table-cell table:style-name="ce13" table:formula="of:=[.F84]+[.E85]" office:value-type="float" office:value="5101.31" calcext:value-type="float">
            <text:p>5101</text:p>
          </table:table-cell>
          <table:table-cell office:value-type="float" office:value="735" calcext:value-type="float">
            <text:p>735</text:p>
          </table:table-cell>
          <table:table-cell table:style-name="ce13" table:formula="of:=[.H84]+[.G85]" office:value-type="float" office:value="34570" calcext:value-type="float">
            <text:p>34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K85]+[.L85]+[.M85]" office:value-type="currency" office:currency="EUR" office:value="64.5" calcext:value-type="currency">
            <text:p>64,50 €</text:p>
          </table:table-cell>
          <table:table-cell table:formula="of:=[.O84]+[.N85]" office:value-type="currency" office:currency="EUR" office:value="4107.8699" calcext:value-type="currency">
            <text:p>4 107,87 €</text:p>
          </table:table-cell>
          <table:table-cell table:style-name="ce19" table:formula="of:=[.A85]*budgetjour-[.O85]" office:value-type="currency" office:currency="EUR" office:value="92.1301000000003" calcext:value-type="currency">
            <text:p>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string" office:string-value="Venosa" calcext:value-type="string">
            <text:p>Venosa</text:p>
          </table:table-cell>
          <table:table-cell office:value-type="string" calcext:value-type="string">
            <text:p>SantʼAgata di Puglia</text:p>
          </table:table-cell>
          <table:table-cell office:value-type="float" office:value="70" calcext:value-type="float">
            <text:p>70</text:p>
          </table:table-cell>
          <table:table-cell table:style-name="ce13" table:formula="of:=[.F85]+[.E86]" office:value-type="float" office:value="5171.31" calcext:value-type="float">
            <text:p>5171</text:p>
          </table:table-cell>
          <table:table-cell office:value-type="float" office:value="907" calcext:value-type="float">
            <text:p>907</text:p>
          </table:table-cell>
          <table:table-cell table:style-name="ce13" table:formula="of:=[.H85]+[.G86]" office:value-type="float" office:value="35477" calcext:value-type="float">
            <text:p>35477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6.56" calcext:value-type="currency">
            <text:p>46,56 €</text:p>
          </table:table-cell>
          <table:table-cell table:formula="of:=6.31+18" office:value-type="currency" office:currency="EUR" office:value="24.31" calcext:value-type="currency">
            <text:p>24,31 €</text:p>
          </table:table-cell>
          <table:table-cell/>
          <table:table-cell table:formula="of:=[.K86]+[.L86]+[.M86]" office:value-type="currency" office:currency="EUR" office:value="70.87" calcext:value-type="currency">
            <text:p>70,87 €</text:p>
          </table:table-cell>
          <table:table-cell table:formula="of:=[.O85]+[.N86]" office:value-type="currency" office:currency="EUR" office:value="4178.7399" calcext:value-type="currency">
            <text:p>4 178,74 €</text:p>
          </table:table-cell>
          <table:table-cell table:style-name="ce19" table:formula="of:=[.A86]*budgetjour-[.O86]" office:value-type="currency" office:currency="EUR" office:value="71.2601000000004" calcext:value-type="currency">
            <text:p>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string" office:string-value="SantʼAgata di Puglia" calcext:value-type="string">
            <text:p>SantʼAgata di Puglia</text:p>
          </table:table-cell>
          <table:table-cell office:value-type="string" calcext:value-type="string">
            <text:p>Benevento</text:p>
          </table:table-cell>
          <table:table-cell office:value-type="float" office:value="78" calcext:value-type="float">
            <text:p>78</text:p>
          </table:table-cell>
          <table:table-cell table:style-name="ce13" table:formula="of:=[.F86]+[.E87]" office:value-type="float" office:value="5249.31" calcext:value-type="float">
            <text:p>5249</text:p>
          </table:table-cell>
          <table:table-cell office:value-type="float" office:value="1065" calcext:value-type="float">
            <text:p>1065</text:p>
          </table:table-cell>
          <table:table-cell table:style-name="ce13" table:formula="of:=[.H86]+[.G87]" office:value-type="float" office:value="36542" calcext:value-type="float">
            <text:p>3654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8.07" calcext:value-type="currency">
            <text:p>18,07 €</text:p>
          </table:table-cell>
          <table:table-cell/>
          <table:table-cell table:formula="of:=[.K87]+[.L87]+[.M87]" office:value-type="currency" office:currency="EUR" office:value="54.21" calcext:value-type="currency">
            <text:p>54,21 €</text:p>
          </table:table-cell>
          <table:table-cell table:formula="of:=[.O86]+[.N87]" office:value-type="currency" office:currency="EUR" office:value="4232.9499" calcext:value-type="currency">
            <text:p>4 232,95 €</text:p>
          </table:table-cell>
          <table:table-cell table:style-name="ce19" table:formula="of:=[.A87]*budgetjour-[.O87]" office:value-type="currency" office:currency="EUR" office:value="67.0501000000004" calcext:value-type="currency">
            <text:p>67,0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string" office:string-value="Benevento" calcext:value-type="string">
            <text:p>Benevento</text:p>
          </table:table-cell>
          <table:table-cell office:value-type="string" calcext:value-type="string">
            <text:p>Benevento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5249.31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table:style-name="ce13" table:formula="of:=[.H87]+[.G88]" office:value-type="float" office:value="36542" calcext:value-type="float">
            <text:p>36542</text:p>
          </table:table-cell>
          <table:table-cell/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K88]+[.L88]+[.M88]" office:value-type="currency" office:currency="EUR" office:value="55.95" calcext:value-type="currency">
            <text:p>55,95 €</text:p>
          </table:table-cell>
          <table:table-cell table:formula="of:=[.O87]+[.N88]" office:value-type="currency" office:currency="EUR" office:value="4288.8999" calcext:value-type="currency">
            <text:p>4 288,90 €</text:p>
          </table:table-cell>
          <table:table-cell table:style-name="ce19" table:formula="of:=[.A88]*budgetjour-[.O88]" office:value-type="currency" office:currency="EUR" office:value="61.1001000000006" calcext:value-type="currency">
            <text:p>61,10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string" office:string-value="Benevento" calcext:value-type="string">
            <text:p>Benevento</text:p>
          </table:table-cell>
          <table:table-cell office:value-type="string" calcext:value-type="string">
            <text:p>Venafro</text:p>
          </table:table-cell>
          <table:table-cell office:value-type="float" office:value="97" calcext:value-type="float">
            <text:p>97</text:p>
          </table:table-cell>
          <table:table-cell table:style-name="ce13" table:formula="of:=[.F88]+[.E89]" office:value-type="float" office:value="5346.31" calcext:value-type="float">
            <text:p>5346</text:p>
          </table:table-cell>
          <table:table-cell office:value-type="float" office:value="612" calcext:value-type="float">
            <text:p>612</text:p>
          </table:table-cell>
          <table:table-cell table:style-name="ce13" table:formula="of:=[.H88]+[.G89]" office:value-type="float" office:value="37154" calcext:value-type="float">
            <text:p>3715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10.61" calcext:value-type="currency">
            <text:p>10,61 €</text:p>
          </table:table-cell>
          <table:table-cell/>
          <table:table-cell table:formula="of:=[.K89]+[.L89]+[.M89]" office:value-type="currency" office:currency="EUR" office:value="40.61" calcext:value-type="currency">
            <text:p>40,61 €</text:p>
          </table:table-cell>
          <table:table-cell table:formula="of:=[.O88]+[.N89]" office:value-type="currency" office:currency="EUR" office:value="4329.5099" calcext:value-type="currency">
            <text:p>4 329,51 €</text:p>
          </table:table-cell>
          <table:table-cell table:style-name="ce19" table:formula="of:=[.A89]*budgetjour-[.O89]" office:value-type="currency" office:currency="EUR" office:value="70.4901000000009" calcext:value-type="currency">
            <text:p>70,49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string" office:string-value="Venafro" calcext:value-type="string">
            <text:p>Venafro</text:p>
          </table:table-cell>
          <table:table-cell office:value-type="string" calcext:value-type="string">
            <text:p>Ceccano</text:p>
          </table:table-cell>
          <table:table-cell office:value-type="float" office:value="86" calcext:value-type="float">
            <text:p>86</text:p>
          </table:table-cell>
          <table:table-cell table:style-name="ce13" table:formula="of:=[.F89]+[.E90]" office:value-type="float" office:value="5432.31" calcext:value-type="float">
            <text:p>5432</text:p>
          </table:table-cell>
          <table:table-cell office:value-type="float" office:value="1073" calcext:value-type="float">
            <text:p>1073</text:p>
          </table:table-cell>
          <table:table-cell table:style-name="ce13" table:formula="of:=[.H89]+[.G90]" office:value-type="float" office:value="38227" calcext:value-type="float">
            <text:p>38227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2.68" calcext:value-type="currency">
            <text:p>42,68 €</text:p>
          </table:table-cell>
          <table:table-cell office:value-type="currency" office:currency="EUR" office:value="12.28" calcext:value-type="currency">
            <text:p>12,28 €</text:p>
          </table:table-cell>
          <table:table-cell/>
          <table:table-cell table:formula="of:=[.K90]+[.L90]+[.M90]" office:value-type="currency" office:currency="EUR" office:value="54.96" calcext:value-type="currency">
            <text:p>54,96 €</text:p>
          </table:table-cell>
          <table:table-cell table:formula="of:=[.O89]+[.N90]" office:value-type="currency" office:currency="EUR" office:value="4384.4699" calcext:value-type="currency">
            <text:p>4 384,47 €</text:p>
          </table:table-cell>
          <table:table-cell table:style-name="ce19" table:formula="of:=[.A90]*budgetjour-[.O90]" office:value-type="currency" office:currency="EUR" office:value="65.5301000000009" calcext:value-type="currency">
            <text:p>65,5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string" office:string-value="Ceccano" calcext:value-type="string">
            <text:p>Ceccano</text:p>
          </table:table-cell>
          <table:table-cell office:value-type="string" calcext:value-type="string">
            <text:p>Valmontone</text:p>
          </table:table-cell>
          <table:table-cell office:value-type="float" office:value="52" calcext:value-type="float">
            <text:p>52</text:p>
          </table:table-cell>
          <table:table-cell table:style-name="ce13" table:formula="of:=[.F90]+[.E91]" office:value-type="float" office:value="5484.31" calcext:value-type="float">
            <text:p>5484</text:p>
          </table:table-cell>
          <table:table-cell office:value-type="float" office:value="198" calcext:value-type="float">
            <text:p>198</text:p>
          </table:table-cell>
          <table:table-cell table:style-name="ce13" table:formula="of:=[.H90]+[.G91]" office:value-type="float" office:value="38425" calcext:value-type="float">
            <text:p>38425</text:p>
          </table:table-cell>
          <table:table-cell office:value-type="float" office:value="11.46" calcext:value-type="float">
            <text:p>11,4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58" calcext:value-type="currency">
            <text:p>39,58 €</text:p>
          </table:table-cell>
          <table:table-cell office:value-type="currency" office:currency="EUR" office:value="7.09" calcext:value-type="currency">
            <text:p>7,09 €</text:p>
          </table:table-cell>
          <table:table-cell/>
          <table:table-cell table:formula="of:=[.K91]+[.L91]+[.M91]" office:value-type="currency" office:currency="EUR" office:value="46.67" calcext:value-type="currency">
            <text:p>46,67 €</text:p>
          </table:table-cell>
          <table:table-cell table:formula="of:=[.O90]+[.N91]" office:value-type="currency" office:currency="EUR" office:value="4431.1399" calcext:value-type="currency">
            <text:p>4 431,14 €</text:p>
          </table:table-cell>
          <table:table-cell table:style-name="ce19" table:formula="of:=[.A91]*budgetjour-[.O91]" office:value-type="currency" office:currency="EUR" office:value="68.8601000000008" calcext:value-type="currency">
            <text:p>68,86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string" office:string-value="Valmontone" calcext:value-type="string">
            <text:p>Valmontone</text:p>
          </table:table-cell>
          <table:table-cell office:value-type="string" calcext:value-type="string">
            <text:p>Rome</text:p>
          </table:table-cell>
          <table:table-cell office:value-type="float" office:value="54" calcext:value-type="float">
            <text:p>54</text:p>
          </table:table-cell>
          <table:table-cell table:style-name="ce13" table:formula="of:=[.F91]+[.E92]" office:value-type="float" office:value="5538.31" calcext:value-type="float">
            <text:p>5538</text:p>
          </table:table-cell>
          <table:table-cell office:value-type="float" office:value="295" calcext:value-type="float">
            <text:p>295</text:p>
          </table:table-cell>
          <table:table-cell table:style-name="ce13" table:formula="of:=[.H91]+[.G92]" office:value-type="float" office:value="38720" calcext:value-type="float">
            <text:p>38720</text:p>
          </table:table-cell>
          <table:table-cell office:value-type="float" office:value="13.78" calcext:value-type="float">
            <text:p>13,78</text:p>
          </table:table-cell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22.06" calcext:value-type="currency">
            <text:p>22,06 €</text:p>
          </table:table-cell>
          <table:table-cell/>
          <table:table-cell table:formula="of:=[.K92]+[.L92]+[.M92]" office:value-type="currency" office:currency="EUR" office:value="78.1833333333333" calcext:value-type="currency">
            <text:p>78,18 €</text:p>
          </table:table-cell>
          <table:table-cell table:formula="of:=[.O91]+[.N92]" office:value-type="currency" office:currency="EUR" office:value="4509.32323333333" calcext:value-type="currency">
            <text:p>4 509,32 €</text:p>
          </table:table-cell>
          <table:table-cell table:style-name="ce19" table:formula="of:=[.A92]*budgetjour-[.O92]" office:value-type="currency" office:currency="EUR" office:value="40.6767666666674" calcext:value-type="currency">
            <text:p>40,68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2]+[.G93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7.72" calcext:value-type="currency">
            <text:p>7,72 €</text:p>
          </table:table-cell>
          <table:table-cell table:formula="of:=0*42" office:value-type="currency" office:currency="EUR" office:value="0" calcext:value-type="currency">
            <text:p>0,00 €</text:p>
          </table:table-cell>
          <table:table-cell table:formula="of:=[.K93]+[.L93]+[.M93]" office:value-type="currency" office:currency="EUR" office:value="63.8433333333333" calcext:value-type="currency">
            <text:p>63,84 €</text:p>
          </table:table-cell>
          <table:table-cell table:formula="of:=[.O92]+[.N93]" office:value-type="currency" office:currency="EUR" office:value="4573.16656666666" calcext:value-type="currency">
            <text:p>4 573,17 €</text:p>
          </table:table-cell>
          <table:table-cell table:style-name="ce19" table:formula="of:=[.A93]*budgetjour-[.O93]" office:value-type="currency" office:currency="EUR" office:value="26.8334333333369" calcext:value-type="currency">
            <text:p>26,8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3]+[.G94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*17" office:value-type="currency" office:currency="EUR" office:value="0" calcext:value-type="currency">
            <text:p>0,00 €</text:p>
          </table:table-cell>
          <table:table-cell table:formula="of:=[.K94]+[.L94]+[.M94]" office:value-type="currency" office:currency="EUR" office:value="56.1233333333333" calcext:value-type="currency">
            <text:p>56,12 €</text:p>
          </table:table-cell>
          <table:table-cell table:formula="of:=[.O93]+[.N94]" office:value-type="currency" office:currency="EUR" office:value="4629.2899" calcext:value-type="currency">
            <text:p>4 629,29 €</text:p>
          </table:table-cell>
          <table:table-cell table:style-name="ce19" table:formula="of:=[.A94]*budgetjour-[.O94]" office:value-type="currency" office:currency="EUR" office:value="20.7101000000039" calcext:value-type="currency">
            <text:p>20,71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84" calcext:value-type="float">
            <text:p>84</text:p>
          </table:table-cell>
          <table:table-cell table:style-name="ce13" table:formula="of:=[.F94]+[.E95]" office:value-type="float" office:value="5622.31" calcext:value-type="float">
            <text:p>5622</text:p>
          </table:table-cell>
          <table:table-cell office:value-type="float" office:value="501" calcext:value-type="float">
            <text:p>501</text:p>
          </table:table-cell>
          <table:table-cell table:style-name="ce13" table:formula="of:=[.H94]+[.G95]" office:value-type="float" office:value="39221" calcext:value-type="float">
            <text:p>39221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currency" office:currency="EUR" office:value="7.15" calcext:value-type="currency">
            <text:p>7,15 €</text:p>
          </table:table-cell>
          <table:table-cell/>
          <table:table-cell table:formula="of:=[.K95]+[.L95]+[.M95]" office:value-type="currency" office:currency="EUR" office:value="42.15" calcext:value-type="currency">
            <text:p>42,15 €</text:p>
          </table:table-cell>
          <table:table-cell table:formula="of:=[.O94]+[.N95]" office:value-type="currency" office:currency="EUR" office:value="4671.4399" calcext:value-type="currency">
            <text:p>4 671,44 €</text:p>
          </table:table-cell>
          <table:table-cell table:style-name="ce19" table:formula="of:=[.A95]*budgetjour-[.O95]" office:value-type="currency" office:currency="EUR" office:value="28.5601000000042" calcext:value-type="currency">
            <text:p>28,56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string" office:string-value="Civitavecchia" calcext:value-type="string">
            <text:p>Civitavecchia</text:p>
          </table:table-cell>
          <table:table-cell office:value-type="string" calcext:value-type="string">
            <text:p>Porto Torres</text:p>
          </table:table-cell>
          <table:table-cell office:value-type="float" office:value="68" calcext:value-type="float">
            <text:p>68</text:p>
          </table:table-cell>
          <table:table-cell table:style-name="ce13" table:formula="of:=[.F95]+[.E96]" office:value-type="float" office:value="5690.31" calcext:value-type="float">
            <text:p>5690</text:p>
          </table:table-cell>
          <table:table-cell office:value-type="float" office:value="396" calcext:value-type="float">
            <text:p>396</text:p>
          </table:table-cell>
          <table:table-cell table:style-name="ce13" table:formula="of:=[.H95]+[.G96]" office:value-type="float" office:value="39617" calcext:value-type="float">
            <text:p>39617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33" calcext:value-type="currency">
            <text:p>33,00 €</text:p>
          </table:table-cell>
          <table:table-cell/>
          <table:table-cell table:formula="of:=10.5+4.5" office:value-type="currency" office:currency="EUR" office:value="15" calcext:value-type="currency">
            <text:p>15,00 €</text:p>
          </table:table-cell>
          <table:table-cell table:formula="of:=[.K96]+[.L96]+[.M96]" office:value-type="currency" office:currency="EUR" office:value="48" calcext:value-type="currency">
            <text:p>48,00 €</text:p>
          </table:table-cell>
          <table:table-cell table:formula="of:=[.O95]+[.N96]" office:value-type="currency" office:currency="EUR" office:value="4719.4399" calcext:value-type="currency">
            <text:p>4 719,44 €</text:p>
          </table:table-cell>
          <table:table-cell table:style-name="ce19" table:formula="of:=[.A96]*budgetjour-[.O96]" office:value-type="currency" office:currency="EUR" office:value="30.5601000000042" calcext:value-type="currency">
            <text:p>30,56 €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2-10-01" calcext:value-type="date">
            <text:p>sam. 1 oct.</text:p>
          </table:table-cell>
          <table:table-cell table:style-name="ce8" table:formula="of:=[.D96]" office:value-type="string" office:string-value="Porto Torres" calcext:value-type="string">
            <text:p>Porto Torres</text:p>
          </table:table-cell>
          <table:table-cell office:value-type="string" calcext:value-type="string">
            <text:p>Rians</text:p>
          </table:table-cell>
          <table:table-cell office:value-type="float" office:value="84" calcext:value-type="float">
            <text:p>84</text:p>
          </table:table-cell>
          <table:table-cell table:style-name="ce13" table:formula="of:=[.F96]+[.E97]" office:value-type="float" office:value="5774.31" calcext:value-type="float">
            <text:p>5774</text:p>
          </table:table-cell>
          <table:table-cell table:formula="of:=476+451" office:value-type="float" office:value="927" calcext:value-type="float">
            <text:p>927</text:p>
          </table:table-cell>
          <table:table-cell table:style-name="ce13" table:formula="of:=[.H96]+[.G97]" office:value-type="float" office:value="40544" calcext:value-type="float">
            <text:p>4054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48.54" calcext:value-type="currency">
            <text:p>48,54 €</text:p>
          </table:table-cell>
          <table:table-cell table:formula="of:=5.8+10.04" office:value-type="currency" office:currency="EUR" office:value="15.84" calcext:value-type="currency">
            <text:p>15,84 €</text:p>
          </table:table-cell>
          <table:table-cell table:formula="of:=0*35.99" office:value-type="currency" office:currency="EUR" office:value="0" calcext:value-type="currency">
            <text:p>0,00 €</text:p>
          </table:table-cell>
          <table:table-cell table:formula="of:=[.K97]+[.L97]+[.M97]" office:value-type="currency" office:currency="EUR" office:value="64.38" calcext:value-type="currency">
            <text:p>64,38 €</text:p>
          </table:table-cell>
          <table:table-cell table:formula="of:=[.O96]+[.N97]" office:value-type="currency" office:currency="EUR" office:value="4783.8199" calcext:value-type="currency">
            <text:p>4 783,82 €</text:p>
          </table:table-cell>
          <table:table-cell table:style-name="ce19" table:formula="of:=[.A97]*budgetjour-[.O97]" office:value-type="currency" office:currency="EUR" office:value="16.1801000000041" calcext:value-type="currency">
            <text:p>16,18 €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2-10-02" calcext:value-type="date">
            <text:p>dim. 2 oct.</text:p>
          </table:table-cell>
          <table:table-cell table:style-name="ce8" table:formula="of:=[.D97]" office:value-type="string" office:string-value="Rians" calcext:value-type="string">
            <text:p>Rians</text:p>
          </table:table-cell>
          <table:table-cell office:value-type="string" calcext:value-type="string">
            <text:p>Avignon</text:p>
          </table:table-cell>
          <table:table-cell office:value-type="float" office:value="100" calcext:value-type="float">
            <text:p>100</text:p>
          </table:table-cell>
          <table:table-cell table:style-name="ce13" table:formula="of:=[.F97]+[.E98]" office:value-type="float" office:value="5874.31" calcext:value-type="float">
            <text:p>5874</text:p>
          </table:table-cell>
          <table:table-cell office:value-type="float" office:value="298" calcext:value-type="float">
            <text:p>298</text:p>
          </table:table-cell>
          <table:table-cell table:style-name="ce13" table:formula="of:=[.H97]+[.G98]" office:value-type="float" office:value="40842" calcext:value-type="float">
            <text:p>40842</text:p>
          </table:table-cell>
          <table:table-cell office:value-type="float" office:value="15.57" calcext:value-type="float">
            <text:p>15,5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3.1" calcext:value-type="currency">
            <text:p>43,10 €</text:p>
          </table:table-cell>
          <table:table-cell office:value-type="currency" office:currency="EUR" office:value="12.1" calcext:value-type="currency">
            <text:p>12,10 €</text:p>
          </table:table-cell>
          <table:table-cell/>
          <table:table-cell table:formula="of:=[.K98]+[.L98]+[.M98]" office:value-type="currency" office:currency="EUR" office:value="55.2" calcext:value-type="currency">
            <text:p>55,20 €</text:p>
          </table:table-cell>
          <table:table-cell table:formula="of:=[.O97]+[.N98]" office:value-type="currency" office:currency="EUR" office:value="4839.0199" calcext:value-type="currency">
            <text:p>4 839,02 €</text:p>
          </table:table-cell>
          <table:table-cell table:style-name="ce19" table:formula="of:=[.A98]*budgetjour-[.O98]" office:value-type="currency" office:currency="EUR" office:value="10.9801000000043" calcext:value-type="currency">
            <text:p>10,98 €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2-10-03" calcext:value-type="date">
            <text:p>lun. 3 oct.</text:p>
          </table:table-cell>
          <table:table-cell table:style-name="ce8" table:formula="of:=[.D98]" office:value-type="string" office:string-value="Avignon" calcext:value-type="string">
            <text:p>Avignon</text:p>
          </table:table-cell>
          <table:table-cell table:number-columns-repeated="2"/>
          <table:table-cell table:style-name="ce13" table:formula="of:=[.F98]+[.E99]" office:value-type="float" office:value="5874.31" calcext:value-type="float">
            <text:p>5874</text:p>
          </table:table-cell>
          <table:table-cell/>
          <table:table-cell table:style-name="ce13" table:formula="of:=[.H98]+[.G99]" office:value-type="float" office:value="40842" calcext:value-type="float">
            <text:p>40842</text:p>
          </table:table-cell>
          <table:table-cell table:number-columns-repeated="5"/>
          <table:table-cell table:formula="of:=[.K99]+[.L99]+[.M99]" office:value-type="currency" office:currency="EUR" office:value="0" calcext:value-type="currency">
            <text:p>0,00 €</text:p>
          </table:table-cell>
          <table:table-cell table:formula="of:=[.O98]+[.N99]" office:value-type="currency" office:currency="EUR" office:value="4839.0199" calcext:value-type="currency">
            <text:p>4 839,02 €</text:p>
          </table:table-cell>
          <table:table-cell table:style-name="ce19" table:formula="of:=[.A99]*budgetjour-[.O99]" office:value-type="currency" office:currency="EUR" office:value="60.9801000000043" calcext:value-type="currency">
            <text:p>60,98 €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2-10-04" calcext:value-type="date">
            <text:p>mar. 4 oct.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5874.31" calcext:value-type="float">
            <text:p>5874</text:p>
          </table:table-cell>
          <table:table-cell/>
          <table:table-cell table:style-name="ce13" table:formula="of:=[.H99]+[.G100]" office:value-type="float" office:value="40842" calcext:value-type="float">
            <text:p>40842</text:p>
          </table:table-cell>
          <table:table-cell table:number-columns-repeated="5"/>
          <table:table-cell table:formula="of:=[.K100]+[.L100]+[.M100]" office:value-type="currency" office:currency="EUR" office:value="0" calcext:value-type="currency">
            <text:p>0,00 €</text:p>
          </table:table-cell>
          <table:table-cell table:formula="of:=[.O99]+[.N100]" office:value-type="currency" office:currency="EUR" office:value="4839.0199" calcext:value-type="currency">
            <text:p>4 839,02 €</text:p>
          </table:table-cell>
          <table:table-cell table:style-name="ce19" table:formula="of:=[.A100]*budgetjour-[.O100]" office:value-type="currency" office:currency="EUR" office:value="110.980100000004" calcext:value-type="currency">
            <text:p>110,98 €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2-10-05" calcext:value-type="date">
            <text:p>mer. 5 oct.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5874.31" calcext:value-type="float">
            <text:p>5874</text:p>
          </table:table-cell>
          <table:table-cell/>
          <table:table-cell table:style-name="ce13" table:formula="of:=[.H100]+[.G101]" office:value-type="float" office:value="40842" calcext:value-type="float">
            <text:p>40842</text:p>
          </table:table-cell>
          <table:table-cell table:number-columns-repeated="5"/>
          <table:table-cell table:formula="of:=[.K101]+[.L101]+[.M101]" office:value-type="currency" office:currency="EUR" office:value="0" calcext:value-type="currency">
            <text:p>0,00 €</text:p>
          </table:table-cell>
          <table:table-cell table:formula="of:=[.O100]+[.N101]" office:value-type="currency" office:currency="EUR" office:value="4839.0199" calcext:value-type="currency">
            <text:p>4 839,02 €</text:p>
          </table:table-cell>
          <table:table-cell table:style-name="ce19" table:formula="of:=[.A101]*budgetjour-[.O101]" office:value-type="currency" office:currency="EUR" office:value="160.980100000004" calcext:value-type="currency">
            <text:p>160,98 €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2-10-06" calcext:value-type="date">
            <text:p>jeu. 6 oct.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5874.31" calcext:value-type="float">
            <text:p>5874</text:p>
          </table:table-cell>
          <table:table-cell/>
          <table:table-cell table:style-name="ce13" table:formula="of:=[.H101]+[.G102]" office:value-type="float" office:value="40842" calcext:value-type="float">
            <text:p>40842</text:p>
          </table:table-cell>
          <table:table-cell table:number-columns-repeated="5"/>
          <table:table-cell table:formula="of:=[.K102]+[.L102]+[.M102]" office:value-type="currency" office:currency="EUR" office:value="0" calcext:value-type="currency">
            <text:p>0,00 €</text:p>
          </table:table-cell>
          <table:table-cell table:formula="of:=[.O101]+[.N102]" office:value-type="currency" office:currency="EUR" office:value="4839.0199" calcext:value-type="currency">
            <text:p>4 839,02 €</text:p>
          </table:table-cell>
          <table:table-cell table:style-name="ce19" table:formula="of:=[.A102]*budgetjour-[.O102]" office:value-type="currency" office:currency="EUR" office:value="210.980100000004" calcext:value-type="currency">
            <text:p>210,98 €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2-10-07" calcext:value-type="date">
            <text:p>ven. 7 oct.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5874.31" calcext:value-type="float">
            <text:p>5874</text:p>
          </table:table-cell>
          <table:table-cell/>
          <table:table-cell table:style-name="ce13" table:formula="of:=[.H102]+[.G103]" office:value-type="float" office:value="40842" calcext:value-type="float">
            <text:p>40842</text:p>
          </table:table-cell>
          <table:table-cell table:number-columns-repeated="5"/>
          <table:table-cell table:formula="of:=[.K103]+[.L103]+[.M103]" office:value-type="currency" office:currency="EUR" office:value="0" calcext:value-type="currency">
            <text:p>0,00 €</text:p>
          </table:table-cell>
          <table:table-cell table:formula="of:=[.O102]+[.N103]" office:value-type="currency" office:currency="EUR" office:value="4839.0199" calcext:value-type="currency">
            <text:p>4 839,02 €</text:p>
          </table:table-cell>
          <table:table-cell table:style-name="ce19" table:formula="of:=[.A103]*budgetjour-[.O103]" office:value-type="currency" office:currency="EUR" office:value="260.980100000004" calcext:value-type="currency">
            <text:p>260,98 €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2-10-08" calcext:value-type="date">
            <text:p>sam. 8 oct.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5874.31" calcext:value-type="float">
            <text:p>5874</text:p>
          </table:table-cell>
          <table:table-cell/>
          <table:table-cell table:style-name="ce13" table:formula="of:=[.H103]+[.G104]" office:value-type="float" office:value="40842" calcext:value-type="float">
            <text:p>40842</text:p>
          </table:table-cell>
          <table:table-cell table:number-columns-repeated="5"/>
          <table:table-cell table:formula="of:=[.K104]+[.L104]+[.M104]" office:value-type="currency" office:currency="EUR" office:value="0" calcext:value-type="currency">
            <text:p>0,00 €</text:p>
          </table:table-cell>
          <table:table-cell table:formula="of:=[.O103]+[.N104]" office:value-type="currency" office:currency="EUR" office:value="4839.0199" calcext:value-type="currency">
            <text:p>4 839,02 €</text:p>
          </table:table-cell>
          <table:table-cell table:style-name="ce19" table:formula="of:=[.A104]*budgetjour-[.O104]" office:value-type="currency" office:currency="EUR" office:value="310.980100000004" calcext:value-type="currency">
            <text:p>310,98 €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2-10-09" calcext:value-type="date">
            <text:p>dim. 9 oct.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5874.31" calcext:value-type="float">
            <text:p>5874</text:p>
          </table:table-cell>
          <table:table-cell/>
          <table:table-cell table:style-name="ce13" table:formula="of:=[.H104]+[.G105]" office:value-type="float" office:value="40842" calcext:value-type="float">
            <text:p>40842</text:p>
          </table:table-cell>
          <table:table-cell table:number-columns-repeated="5"/>
          <table:table-cell table:formula="of:=[.K105]+[.L105]+[.M105]" office:value-type="currency" office:currency="EUR" office:value="0" calcext:value-type="currency">
            <text:p>0,00 €</text:p>
          </table:table-cell>
          <table:table-cell table:formula="of:=[.O104]+[.N105]" office:value-type="currency" office:currency="EUR" office:value="4839.0199" calcext:value-type="currency">
            <text:p>4 839,02 €</text:p>
          </table:table-cell>
          <table:table-cell table:style-name="ce19" table:formula="of:=[.A105]*budgetjour-[.O105]" office:value-type="currency" office:currency="EUR" office:value="360.980100000004" calcext:value-type="currency">
            <text:p>360,98 €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2-10-10" calcext:value-type="date">
            <text:p>lun. 10 oct.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5874.31" calcext:value-type="float">
            <text:p>5874</text:p>
          </table:table-cell>
          <table:table-cell/>
          <table:table-cell table:style-name="ce13" table:formula="of:=[.H105]+[.G106]" office:value-type="float" office:value="40842" calcext:value-type="float">
            <text:p>40842</text:p>
          </table:table-cell>
          <table:table-cell table:number-columns-repeated="5"/>
          <table:table-cell table:formula="of:=[.K106]+[.L106]+[.M106]" office:value-type="currency" office:currency="EUR" office:value="0" calcext:value-type="currency">
            <text:p>0,00 €</text:p>
          </table:table-cell>
          <table:table-cell table:formula="of:=[.O105]+[.N106]" office:value-type="currency" office:currency="EUR" office:value="4839.0199" calcext:value-type="currency">
            <text:p>4 839,02 €</text:p>
          </table:table-cell>
          <table:table-cell table:style-name="ce19" table:formula="of:=[.A106]*budgetjour-[.O106]" office:value-type="currency" office:currency="EUR" office:value="410.980100000004" calcext:value-type="currency">
            <text:p>410,98 €</text:p>
          </table:table-cell>
          <table:table-cell table:number-columns-repeated="2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2-10-11" calcext:value-type="date">
            <text:p>mar. 11 oct.</text:p>
          </table:table-cell>
          <table:table-cell table:style-name="ce8" table:formula="of:=[.D106]" office:value-type="float" office:value="0" calcext:value-type="float">
            <text:p>0</text:p>
          </table:table-cell>
          <table:table-cell table:number-columns-repeated="2"/>
          <table:table-cell table:style-name="ce13" table:formula="of:=[.F106]+[.E107]" office:value-type="float" office:value="5874.31" calcext:value-type="float">
            <text:p>5874</text:p>
          </table:table-cell>
          <table:table-cell/>
          <table:table-cell table:style-name="ce13" table:formula="of:=[.H106]+[.G107]" office:value-type="float" office:value="40842" calcext:value-type="float">
            <text:p>40842</text:p>
          </table:table-cell>
          <table:table-cell table:number-columns-repeated="5"/>
          <table:table-cell table:formula="of:=[.K107]+[.L107]+[.M107]" office:value-type="currency" office:currency="EUR" office:value="0" calcext:value-type="currency">
            <text:p>0,00 €</text:p>
          </table:table-cell>
          <table:table-cell table:formula="of:=[.O106]+[.N107]" office:value-type="currency" office:currency="EUR" office:value="4839.0199" calcext:value-type="currency">
            <text:p>4 839,02 €</text:p>
          </table:table-cell>
          <table:table-cell table:style-name="ce19" table:formula="of:=[.A107]*budgetjour-[.O107]" office:value-type="currency" office:currency="EUR" office:value="460.980100000004" calcext:value-type="currency">
            <text:p>460,98 €</text:p>
          </table:table-cell>
          <table:table-cell table:number-columns-repeated="2"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2-10-12" calcext:value-type="date">
            <text:p>mer. 12 oct.</text:p>
          </table:table-cell>
          <table:table-cell table:style-name="ce8" table:formula="of:=[.D107]" office:value-type="float" office:value="0" calcext:value-type="float">
            <text:p>0</text:p>
          </table:table-cell>
          <table:table-cell table:number-columns-repeated="2"/>
          <table:table-cell table:style-name="ce13" table:formula="of:=[.F107]+[.E108]" office:value-type="float" office:value="5874.31" calcext:value-type="float">
            <text:p>5874</text:p>
          </table:table-cell>
          <table:table-cell/>
          <table:table-cell table:style-name="ce13" table:formula="of:=[.H107]+[.G108]" office:value-type="float" office:value="40842" calcext:value-type="float">
            <text:p>40842</text:p>
          </table:table-cell>
          <table:table-cell table:number-columns-repeated="5"/>
          <table:table-cell table:formula="of:=[.K108]+[.L108]+[.M108]" office:value-type="currency" office:currency="EUR" office:value="0" calcext:value-type="currency">
            <text:p>0,00 €</text:p>
          </table:table-cell>
          <table:table-cell table:formula="of:=[.O107]+[.N108]" office:value-type="currency" office:currency="EUR" office:value="4839.0199" calcext:value-type="currency">
            <text:p>4 839,02 €</text:p>
          </table:table-cell>
          <table:table-cell table:style-name="ce19" table:formula="of:=[.A108]*budgetjour-[.O108]" office:value-type="currency" office:currency="EUR" office:value="510.980100000004" calcext:value-type="currency">
            <text:p>510,98 €</text:p>
          </table:table-cell>
          <table:table-cell table:number-columns-repeated="2"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2-10-13" calcext:value-type="date">
            <text:p>jeu. 13 oct.</text:p>
          </table:table-cell>
          <table:table-cell table:style-name="ce8" table:formula="of:=[.D108]" office:value-type="float" office:value="0" calcext:value-type="float">
            <text:p>0</text:p>
          </table:table-cell>
          <table:table-cell table:number-columns-repeated="2"/>
          <table:table-cell table:style-name="ce13" table:formula="of:=[.F108]+[.E109]" office:value-type="float" office:value="5874.31" calcext:value-type="float">
            <text:p>5874</text:p>
          </table:table-cell>
          <table:table-cell/>
          <table:table-cell table:style-name="ce13" table:formula="of:=[.H108]+[.G109]" office:value-type="float" office:value="40842" calcext:value-type="float">
            <text:p>40842</text:p>
          </table:table-cell>
          <table:table-cell table:number-columns-repeated="5"/>
          <table:table-cell table:formula="of:=[.K109]+[.L109]+[.M109]" office:value-type="currency" office:currency="EUR" office:value="0" calcext:value-type="currency">
            <text:p>0,00 €</text:p>
          </table:table-cell>
          <table:table-cell table:formula="of:=[.O108]+[.N109]" office:value-type="currency" office:currency="EUR" office:value="4839.0199" calcext:value-type="currency">
            <text:p>4 839,02 €</text:p>
          </table:table-cell>
          <table:table-cell table:style-name="ce19" table:formula="of:=[.A109]*budgetjour-[.O109]" office:value-type="currency" office:currency="EUR" office:value="560.980100000004" calcext:value-type="currency">
            <text:p>560,98 €</text:p>
          </table:table-cell>
          <table:table-cell table:number-columns-repeated="2"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2-10-14" calcext:value-type="date">
            <text:p>ven. 14 oct.</text:p>
          </table:table-cell>
          <table:table-cell table:style-name="ce8" table:formula="of:=[.D109]" office:value-type="float" office:value="0" calcext:value-type="float">
            <text:p>0</text:p>
          </table:table-cell>
          <table:table-cell table:number-columns-repeated="2"/>
          <table:table-cell table:style-name="ce13" table:formula="of:=[.F109]+[.E110]" office:value-type="float" office:value="5874.31" calcext:value-type="float">
            <text:p>5874</text:p>
          </table:table-cell>
          <table:table-cell/>
          <table:table-cell table:style-name="ce13" table:formula="of:=[.H109]+[.G110]" office:value-type="float" office:value="40842" calcext:value-type="float">
            <text:p>40842</text:p>
          </table:table-cell>
          <table:table-cell table:number-columns-repeated="5"/>
          <table:table-cell table:formula="of:=[.K110]+[.L110]+[.M110]" office:value-type="currency" office:currency="EUR" office:value="0" calcext:value-type="currency">
            <text:p>0,00 €</text:p>
          </table:table-cell>
          <table:table-cell table:formula="of:=[.O109]+[.N110]" office:value-type="currency" office:currency="EUR" office:value="4839.0199" calcext:value-type="currency">
            <text:p>4 839,02 €</text:p>
          </table:table-cell>
          <table:table-cell table:style-name="ce19" table:formula="of:=[.A110]*budgetjour-[.O110]" office:value-type="currency" office:currency="EUR" office:value="610.980100000004" calcext:value-type="currency">
            <text:p>610,98 €</text:p>
          </table:table-cell>
          <table:table-cell table:number-columns-repeated="2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2-10-15" calcext:value-type="date">
            <text:p>sam. 15 oct.</text:p>
          </table:table-cell>
          <table:table-cell table:style-name="ce8" table:formula="of:=[.D110]" office:value-type="float" office:value="0" calcext:value-type="float">
            <text:p>0</text:p>
          </table:table-cell>
          <table:table-cell table:number-columns-repeated="2"/>
          <table:table-cell table:style-name="ce13" table:formula="of:=[.F110]+[.E111]" office:value-type="float" office:value="5874.31" calcext:value-type="float">
            <text:p>5874</text:p>
          </table:table-cell>
          <table:table-cell/>
          <table:table-cell table:style-name="ce13" table:formula="of:=[.H110]+[.G111]" office:value-type="float" office:value="40842" calcext:value-type="float">
            <text:p>40842</text:p>
          </table:table-cell>
          <table:table-cell table:number-columns-repeated="5"/>
          <table:table-cell table:formula="of:=[.K111]+[.L111]+[.M111]" office:value-type="currency" office:currency="EUR" office:value="0" calcext:value-type="currency">
            <text:p>0,00 €</text:p>
          </table:table-cell>
          <table:table-cell table:formula="of:=[.O110]+[.N111]" office:value-type="currency" office:currency="EUR" office:value="4839.0199" calcext:value-type="currency">
            <text:p>4 839,02 €</text:p>
          </table:table-cell>
          <table:table-cell table:style-name="ce19" table:formula="of:=[.A111]*budgetjour-[.O111]" office:value-type="currency" office:currency="EUR" office:value="660.980100000004" calcext:value-type="currency">
            <text:p>660,98 €</text:p>
          </table:table-cell>
          <table:table-cell table:number-columns-repeated="2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2-10-16" calcext:value-type="date">
            <text:p>dim. 16 oct.</text:p>
          </table:table-cell>
          <table:table-cell table:style-name="ce8" table:formula="of:=[.D111]" office:value-type="float" office:value="0" calcext:value-type="float">
            <text:p>0</text:p>
          </table:table-cell>
          <table:table-cell table:number-columns-repeated="2"/>
          <table:table-cell table:style-name="ce13" table:formula="of:=[.F111]+[.E112]" office:value-type="float" office:value="5874.31" calcext:value-type="float">
            <text:p>5874</text:p>
          </table:table-cell>
          <table:table-cell/>
          <table:table-cell table:style-name="ce13" table:formula="of:=[.H111]+[.G112]" office:value-type="float" office:value="40842" calcext:value-type="float">
            <text:p>40842</text:p>
          </table:table-cell>
          <table:table-cell table:number-columns-repeated="5"/>
          <table:table-cell table:formula="of:=[.K112]+[.L112]+[.M112]" office:value-type="currency" office:currency="EUR" office:value="0" calcext:value-type="currency">
            <text:p>0,00 €</text:p>
          </table:table-cell>
          <table:table-cell table:formula="of:=[.O111]+[.N112]" office:value-type="currency" office:currency="EUR" office:value="4839.0199" calcext:value-type="currency">
            <text:p>4 839,02 €</text:p>
          </table:table-cell>
          <table:table-cell table:style-name="ce19" table:formula="of:=[.A112]*budgetjour-[.O112]" office:value-type="currency" office:currency="EUR" office:value="710.980100000004" calcext:value-type="currency">
            <text:p>710,98 €</text:p>
          </table:table-cell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112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15" table:default-cell-style-name="ce29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ferry 23h</text:p>
          </table:table-cell>
          <table:table-cell table:number-columns-repeated="5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pk85</text:p>
          </table:table-cell>
          <table:table-cell office:value-type="string" calcext:value-type="string">
            <text:p>airbnb</text:p>
          </table:table-cell>
          <table:table-cell table:number-columns-repeated="4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Avignon</text:p>
          </table:table-cell>
          <table:table-cell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non remboursable</text:p>
          </table:table-cell>
          <table:table-cell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office:value-type="string" calcext:value-type="string">
            <text:p>Montelimar</text:p>
          </table:table-cell>
          <table:table-cell/>
          <table:table-cell office:value-type="string" calcext:value-type="string">
            <text:p>Airbnb ?</text:p>
          </table:table-cell>
          <table:table-cell table:number-columns-repeated="4"/>
        </table:table-row>
        <table:table-row table:style-name="ro2">
          <table:table-cell office:value-type="date" office:date-value="2022-10-04" calcext:value-type="date">
            <text:p>mar. 4 oct.</text:p>
          </table:table-cell>
          <table:table-cell office:value-type="string" calcext:value-type="string">
            <text:p>Saint-Vallier</text:p>
          </table:table-cell>
          <table:table-cell/>
          <table:table-cell office:value-type="string" calcext:value-type="string">
            <text:p>camping</text:p>
          </table:table-cell>
          <table:table-cell table:number-columns-repeated="4"/>
        </table:table-row>
        <table:table-row table:style-name="ro2">
          <table:table-cell office:value-type="date" office:date-value="2022-10-05" calcext:value-type="date">
            <text:p>mer. 5 oct.</text:p>
          </table:table-cell>
          <table:table-cell office:value-type="string" calcext:value-type="string">
            <text:p>Lyon</text:p>
          </table:table-cell>
          <table:table-cell/>
          <table:table-cell office:value-type="string" calcext:value-type="string">
            <text:p>Airbnb ?</text:p>
          </table:table-cell>
          <table:table-cell table:number-columns-repeated="4"/>
        </table:table-row>
        <table:table-row table:style-name="ro2">
          <table:table-cell office:value-type="date" office:date-value="2022-10-06" calcext:value-type="date">
            <text:p>jeu. 6 oct.</text:p>
          </table:table-cell>
          <table:table-cell table:number-columns-repeated="7"/>
        </table:table-row>
        <table:table-row table:style-name="ro2">
          <table:table-cell office:value-type="date" office:date-value="2022-10-07" calcext:value-type="date">
            <text:p>ven. 7 oct.</text:p>
          </table:table-cell>
          <table:table-cell table:number-columns-repeated="7"/>
        </table:table-row>
        <table:table-row table:style-name="ro2">
          <table:table-cell office:value-type="date" office:date-value="2022-10-08" calcext:value-type="date">
            <text:p>sam. 8 oct.</text:p>
          </table:table-cell>
          <table:table-cell table:number-columns-repeated="7"/>
        </table:table-row>
        <table:table-row table:style-name="ro2">
          <table:table-cell office:value-type="date" office:date-value="2022-10-09" calcext:value-type="date">
            <text:p>dim. 9 oct.</text:p>
          </table:table-cell>
          <table:table-cell table:number-columns-repeated="7"/>
        </table:table-row>
        <table:table-row table:style-name="ro2">
          <table:table-cell office:value-type="date" office:date-value="2022-10-10" calcext:value-type="date">
            <text:p>lun. 10 oct.</text:p>
          </table:table-cell>
          <table:table-cell table:number-columns-repeated="7"/>
        </table:table-row>
        <table:table-row table:style-name="ro2">
          <table:table-cell office:value-type="date" office:date-value="2022-10-11" calcext:value-type="date">
            <text:p>mar. 11 oct.</text:p>
          </table:table-cell>
          <table:table-cell table:number-columns-repeated="7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/00/0000</text:date>, <text:time style:data-style-name="N2" text:time-value="22:31:05.2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10-02T21:35:02.338000000</dc:date>
    <meta:editing-duration>P69DT23H4M26S</meta:editing-duration>
    <meta:editing-cycles>166</meta:editing-cycles>
    <meta:document-statistic meta:table-count="6" meta:cell-count="2125" meta:object-count="0"/>
  </office:meta>
</office:document-meta>
</file>